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MvcWebConnection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MvcWebConnection.createCookie( jakarta . servlet . http . Cookie cooki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ckMvcWebConnection.getResponse( WebRequest web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ockMvcWebConnection.validateContextPath( @ Nullable String contex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MvcWebConnection.MockMvcWebConnection( MockMvc mockMvc , WebClient web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MvcWebConnection.MockMvcWebConnection( MockMvc mockMvc , WebClient webClient , @ Nullable String contex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MvcWebConnection.getResponse( RequestBuilder requestBui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MvcWebConnection.setWebClient( WebClient webCl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MvcWebConnection.storeCookies( WebRequest webRequest , jakarta . servlet . http . Cookie [ ] cooki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